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paragraph-rsid="001a7014" style:font-size-asian="32pt" style:font-size-complex="32pt"/>
    </style:style>
    <style:style style:name="P2" style:family="paragraph" style:parent-style-name="Standard" style:list-style-name="L2">
      <style:paragraph-properties fo:text-align="start" style:justify-single-word="false"/>
      <style:text-properties fo:font-size="32pt" officeooo:paragraph-rsid="001a7014" style:font-size-asian="32pt" style:font-size-complex="32pt"/>
    </style:style>
    <style:style style:name="P3" style:family="paragraph" style:parent-style-name="Standard">
      <style:paragraph-properties fo:text-align="start" style:justify-single-word="false"/>
      <style:text-properties fo:font-size="18pt" officeooo:rsid="0018994e" officeooo:paragraph-rsid="0018994e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1pt" officeooo:rsid="0018994e" officeooo:paragraph-rsid="0018994e" style:font-size-asian="11pt" style:font-size-complex="11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4pt" officeooo:paragraph-rsid="001a7014" style:font-size-asian="14pt" style:font-size-complex="14pt"/>
    </style:style>
    <style:style style:name="P6" style:family="paragraph" style:parent-style-name="Text_20_body">
      <style:text-properties fo:font-size="11pt" officeooo:rsid="0018994e" officeooo:paragraph-rsid="0018994e" style:font-size-asian="11pt" style:font-size-complex="11pt"/>
    </style:style>
    <style:style style:name="P7" style:family="paragraph" style:parent-style-name="Text_20_body">
      <style:text-properties officeooo:rsid="0018994e" officeooo:paragraph-rsid="0018994e"/>
    </style:style>
    <style:style style:name="P8" style:family="paragraph" style:parent-style-name="Text_20_body" style:list-style-name="L2">
      <style:text-properties officeooo:paragraph-rsid="001a7014"/>
    </style:style>
    <style:style style:name="P9" style:family="paragraph" style:parent-style-name="Text_20_body" style:list-style-name="L2">
      <style:text-properties officeooo:paragraph-rsid="0018994e"/>
    </style:style>
    <style:style style:name="P10" style:family="paragraph" style:parent-style-name="Text_20_body" style:list-style-name="L2">
      <style:text-properties officeooo:paragraph-rsid="001b99a7"/>
    </style:style>
    <style:style style:name="P11" style:family="paragraph" style:parent-style-name="Text_20_body">
      <style:text-properties fo:font-size="14pt" officeooo:rsid="001a7014" officeooo:paragraph-rsid="001a7014" style:font-size-asian="14pt" style:font-size-complex="14pt"/>
    </style:style>
    <style:style style:name="T1" style:family="text">
      <style:text-properties officeooo:rsid="0018994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8994e" style:font-size-asian="11pt" style:font-size-complex="11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8994e" style:font-size-asian="12pt" style:font-size-complex="1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18994e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xercises-Бедра</text:span></text:p>
      <text:p text:style-name="P1"/>
      <text:list xml:id="list4266144378718519967" text:style-name="L2">
        <text:list-item>
          <text:p text:style-name="P2"><text:span text:style-name="T7"><text:tab/></text:span><text:a xlink:type="simple" xlink:href="http://www.bb-team.org/exercise/4274_katerach" text:style-name="Internet_20_link" text:visited-style-name="Visited_20_Internet_20_Link"><text:span text:style-name="T7">(Планински) катерач</text:span></text:a><text:span text:style-name="T7"> </text:span><text:bookmark-start text:name="__DdeLink__22_492905707"/><text:span text:style-name="T6">(Mountain) climber</text:span><text:bookmark-end text:name="__DdeLink__22_492905707"/></text:p>
        </text:list-item>
        <text:list-item>
          <text:p text:style-name="P5"/>
        </text:list-item>
        <text:list-item>
          <text:p text:style-name="P8"><text:a xlink:type="simple" xlink:href="http://www.bb-team.org/exercise/1153_bedreno-razgavane" text:style-name="Internet_20_link" text:visited-style-name="Visited_20_Internet_20_Link"><text:span text:style-name="T6">Бедрено разгъване</text:span></text:a><text:bookmark-start text:name="__DdeLink__24_492905707"/><text:span text:style-name="T6"> Leg Extensions</text:span><text:bookmark-end text:name="__DdeLink__24_492905707"/></text:p>
        </text:list-item>
        <text:list-item>
          <text:p text:style-name="P8"><text:bookmark-start text:name="__DdeLink__1_492905707"/><text:a xlink:type="simple" xlink:href="http://www.bb-team.org/exercise/1154_bedreno-sgavane" text:style-name="Internet_20_link" text:visited-style-name="Visited_20_Internet_20_Link"><text:span text:style-name="T6">Бедрено сгъване</text:span></text:a><text:bookmark-end text:name="__DdeLink__1_492905707"/><text:span text:style-name="T6"> </text:span><text:bookmark-start text:name="__DdeLink__26_492905707"/><text:span text:style-name="T6">Leg Curls</text:span><text:bookmark-end text:name="__DdeLink__26_492905707"/></text:p>
        </text:list-item>
        <text:list-item>
          <text:p text:style-name="P9"><text:a xlink:type="simple" xlink:href="http://www.bb-team.org/exercise/2692_balgarski-klek" text:style-name="Internet_20_link" text:visited-style-name="Visited_20_Internet_20_Link"><text:span text:style-name="T6">Български клек</text:span></text:a><text:span text:style-name="T6"> </text:span><text:bookmark-start text:name="__DdeLink__29_492905707"/><text:span text:style-name="T6">Bulgarian Squat</text:span><text:bookmark-end text:name="__DdeLink__29_492905707"/><text:span text:style-name="T6">; Single Leg Split Squat</text:span></text:p>
        </text:list-item>
        <text:list-item>
          <text:p text:style-name="P9"><text:a xlink:type="simple" xlink:href="http://www.bb-team.org/exercise/1505_zatvaryane-na-bedra-na-adduktor-mashina" text:style-name="Internet_20_link" text:visited-style-name="Visited_20_Internet_20_Link"><text:span text:style-name="T6">Затваряне на бедра на Аддуктор машина</text:span></text:a><text:span text:style-name="T6"> </text:span><text:bookmark-start text:name="__DdeLink__31_492905707"/><text:span text:style-name="T6">Hip Adduction</text:span><text:bookmark-end text:name="__DdeLink__31_492905707"/></text:p>
        </text:list-item>
        <text:list-item>
          <text:p text:style-name="P8"><text:bookmark-start text:name="__DdeLink__8_492905707"/><text:a xlink:type="simple" xlink:href="http://www.bb-team.org/exercise/3663_klasicheski-klek-s-shtanga-zad-vrat" text:style-name="Internet_20_link" text:visited-style-name="Visited_20_Internet_20_Link"><text:span text:style-name="T6">клек с щанга зад врат</text:span></text:a><text:bookmark-end text:name="__DdeLink__8_492905707"/><text:span text:style-name="T6"> <text:s/></text:span><text:bookmark-start text:name="__DdeLink__33_492905707"/><text:span text:style-name="T6">Barbell Squat</text:span><text:bookmark-end text:name="__DdeLink__33_492905707"/></text:p>
        </text:list-item>
        <text:list-item>
          <text:p text:style-name="P8"><text:a xlink:type="simple" xlink:href="http://www.bb-team.org/exercise/3692_leg-presa-klasicheski-variant" text:style-name="Internet_20_link" text:visited-style-name="Visited_20_Internet_20_Link"><text:span text:style-name="T6">Лег преса (класически вариант)</text:span></text:a><text:span text:style-name="T6"> </text:span><text:bookmark-start text:name="__DdeLink__35_492905707"/><text:span text:style-name="T6">Leg Press</text:span><text:bookmark-end text:name="__DdeLink__35_492905707"/></text:p>
        </text:list-item>
        <text:list-item>
          <text:p text:style-name="P8"><text:a xlink:type="simple" xlink:href="http://www.bb-team.org/exercise/1197_martva-tyaga" text:style-name="Internet_20_link" text:visited-style-name="Visited_20_Internet_20_Link"><text:span text:style-name="T6">Мъртва тяга</text:span></text:a><text:span text:style-name="T6"> </text:span><text:bookmark-start text:name="__DdeLink__37_492905707"/>Dead Lift<text:bookmark-end text:name="__DdeLink__37_492905707"/></text:p>
        </text:list-item>
        <text:list-item>
          <text:p text:style-name="P8"><text:span text:style-name="T6"><text:s/></text:span><text:bookmark-start text:name="__DdeLink__10_492905707"/><text:a xlink:type="simple" xlink:href="http://www.bb-team.org/exercise/1528_plie-klek-s-dambel-ot-razkrachen-stoezh" text:style-name="Internet_20_link" text:visited-style-name="Visited_20_Internet_20_Link"><text:span text:style-name="T6">Плие (Клек с дъмбел от разкрачен стоеж)</text:span></text:a><text:span text:style-name="T6"> </text:span><text:bookmark-start text:name="__DdeLink__39_492905707"/>Dumbbell Squat<text:bookmark-end text:name="__DdeLink__10_492905707"/><text:bookmark-end text:name="__DdeLink__39_492905707"/></text:p>
        </text:list-item>
        <text:list-item>
          <text:p text:style-name="P8"><text:bookmark-start text:name="__DdeLink__12_492905707"/><text:a xlink:type="simple" xlink:href="http://www.bb-team.org/exercise/1626_otpadi-napadi-nazad" text:style-name="Internet_20_link" text:visited-style-name="Visited_20_Internet_20_Link"><text:span text:style-name="T6">Отпади (напади назад)</text:span></text:a><text:bookmark-end text:name="__DdeLink__12_492905707"/><text:span text:style-name="T6"> </text:span><text:bookmark-start text:name="__DdeLink__41_492905707"/>Back (Rear) Lunge<text:bookmark-end text:name="__DdeLink__41_492905707"/></text:p>
        </text:list-item>
        <text:list-item>
          <text:p text:style-name="P8"><text:bookmark-start text:name="__DdeLink__14_492905707"/><text:a xlink:type="simple" xlink:href="http://www.bb-team.org/exercise/4979_podskok-s-raztvarqne-na-rycete-i-krakata-jumping-jack" text:style-name="Internet_20_link" text:visited-style-name="Visited_20_Internet_20_Link"><text:span text:style-name="T6">Джъмпинг джак</text:span></text:a><text:bookmark-start text:name="__DdeLink__43_492905707"/><text:span text:style-name="T6"> </text:span><text:bookmark-end text:name="__DdeLink__14_492905707"/>Jumping Jack<text:bookmark-end text:name="__DdeLink__43_492905707"/></text:p>
        </text:list-item>
        <text:list-item>
          <text:p text:style-name="P8"><text:bookmark-start text:name="__DdeLink__16_492905707"/><text:a xlink:type="simple" xlink:href="http://www.bb-team.org/exercise/1506_raztvaryane-na-abduktor-mashina-s-aktsent-varhu-bedrata" text:style-name="Internet_20_link" text:visited-style-name="Visited_20_Internet_20_Link"><text:span text:style-name="T6">Разтваряне на Абдуктор машина с акцент върху бедрата</text:span></text:a><text:bookmark-end text:name="__DdeLink__16_492905707"/><text:span text:style-name="T6"> </text:span><text:bookmark-start text:name="__DdeLink__45_492905707"/>Hip Abduction<text:bookmark-end text:name="__DdeLink__45_492905707"/></text:p>
        </text:list-item>
        <text:list-item>
          <text:p text:style-name="P8"><text:bookmark-start text:name="__DdeLink__18_492905707"/><text:a xlink:type="simple" xlink:href="http://www.bb-team.org/exercise/2137_skok-ot-klek" text:style-name="Internet_20_link" text:visited-style-name="Visited_20_Internet_20_Link"><text:span text:style-name="T6">Скок от клек</text:span></text:a><text:bookmark-end text:name="__DdeLink__18_492905707"/><text:span text:style-name="T6"> </text:span><text:bookmark-start text:name="__DdeLink__47_492905707"/>Jumping Squat<text:bookmark-end text:name="__DdeLink__47_492905707"/></text:p>
        </text:list-item>
        <text:list-item>
          <text:p text:style-name="P10"><text:bookmark-start text:name="__DdeLink__20_492905707"/><text:a xlink:type="simple" xlink:href="http://www.bb-team.org/exercise/4284_skok-varhu-kutiya" text:style-name="Internet_20_link" text:visited-style-name="Visited_20_Internet_20_Link">Скок върху кутия</text:a><text:bookmark-end text:name="__DdeLink__20_492905707"/> <text:bookmark-start text:name="__DdeLink__49_492905707"/>Box jump<text:bookmark-end text:name="__DdeLink__49_492905707"/></text:p>
        </text:list-item>
        <text:list-item>
          <text:p text:style-name="P10"><text:a xlink:type="simple" xlink:href="http://www.bb-team.org/exercise/4801_shpagat" text:style-name="Internet_20_link" text:visited-style-name="Visited_20_Internet_20_Link">Шпагат</text:a> <text:bookmark-start text:name="__DdeLink__51_492905707"/>Straddle, Side splits<text:bookmark-end text:name="__DdeLink__51_492905707"/></text:p>
          <text:p text:style-name="P8"/>
        </text:list-item>
      </text:list>
      <text:p text:style-name="P11"/>
      <text:p text:style-name="P7"/>
      <text:p text:style-name="P7"/>
      <text:p text:style-name="P7"/>
      <text:p text:style-name="P6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g" fo:country="B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5:27:14.140480804</meta:creation-date>
    <dc:date>2016-05-18T15:56:16.175104648</dc:date>
    <meta:editing-duration>PT18M40S</meta:editing-duration>
    <meta:editing-cycles>4</meta:editing-cycles>
    <meta:generator>LibreOffice/5.1.2.2$Linux_X86_64 LibreOffice_project/10m0$Build-2</meta:generator>
    <meta:document-statistic meta:table-count="0" meta:image-count="0" meta:object-count="0" meta:page-count="1" meta:paragraph-count="17" meta:word-count="105" meta:character-count="617" meta:non-whitespace-character-count="541"/>
  </office:meta>
</office:document-meta>
</file>